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alertes">
        <table:table-row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étérogénéité marquée de l'état coporel des vach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u troupeau en hiver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mportements agressifs entre les vach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avec blessu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'animaux accidenté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'animaux accidentés en stabul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animaux d'élevage (génisses après sevrage et vach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s des animaux adultes en période d'engraiss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nimaux de plus de 10 a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ntant des frais vétérinaires / vélage (hors conseil)</text:p>
          </table:table-cell>
          <table:table-cell office:value-type="float" office:value="2">
            <text:p>2</text:p>
          </table:table-cell>
          <table:table-cell office:value-type="string">
            <text:p>€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génisses à la reproduc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riation d'état corporel en phase de reproduction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gestation (nb de vaches pleines / nb de vaches mises à la reproduction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avortements pendant les 3 derniers mois de gestation</text:p>
          </table:table-cell>
          <table:table-cell office:value-type="float" office:value="4">
            <text:p>4</text:p>
          </table:table-cell>
          <table:table-cell office:value-type="string">
            <text:p>avortement(s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tervalle vêlage 1 - vêlage 2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êlages difficiles des génis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vec un problème post-vélage (matrice non-délivrance ou métrit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 naissance des veaux mâles</text:p>
          </table:table-cell>
          <table:table-cell office:value-type="float" office:value="1">
            <text:p>1</text:p>
          </table:table-cell>
          <table:table-cell office:value-type="string">
            <text:p>(selon moyenne raciale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graissement : nombre d'animaux en acidose cliniqu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graissement : nombre de mort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Diarrhées et aspect des bous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cas cliniques de météorisation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 : cas de tétanie d'herbage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0 à 2 j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3 à 15 j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15 j au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MQ 0-210 j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veaux avec gros nombril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eaux avec problème digestif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problème respiratoi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problème fonctionnel (fractures écrasement etc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ise de colostrum (% après 6 h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colostrum ne venant pas de la m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erte de poids et perte d'état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oils piqués, robe déstructuré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les digestifs pour les vaches allaitant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les digestifs pour les géniss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es respiratoires chez les géniss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uratifs contre les stronges respiratoires chez les vaches allaitante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onchites vermineu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ouve : nombre de cas cliniques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rande douve et paramphistomes : nombre de traitements curatifs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icket d'abattage avec la mention "foie saisi"</text:p>
          </table:table-cell>
          <table:table-cell office:value-type="float" office:value="4">
            <text:p>4</text:p>
          </table:table-cell>
          <table:table-cell office:value-type="string">
            <text:p>nombr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curatifs ectoparasites au pâturage (tiques, mouches)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curatifs ectoparasites en stabulation (poux, gales, teignes,)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vec mamelle défectueuse (déséquilibrée, 3 quartiers, trayons à problèm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as de mammites</text:p>
          </table:table-cell>
          <table:table-cell office:value-type="float" office:value="4">
            <text:p>4</text:p>
          </table:table-cell>
          <table:table-cell office:value-type="string">
            <text:p>nombre de mammite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vaches ayant boité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aureau qui boit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traités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Hétérogénéité marquée de l'état corporel des vaches intra-lo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observées avec une NEC &lt; ou = à 2</text:p>
          </table:table-cell>
          <table:table-cell office:value-type="float" office:value="1">
            <text:p>1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en fin de période de tarissement avec une NEC inférieure à 3</text:p>
          </table:table-cell>
          <table:table-cell office:value-type="float" office:value="1">
            <text:p>1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s vaches avec une robe déstructurée (poils hérissés, piqués, ternes,...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vaches observé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Comportements agressifs entre ell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s vaches observées avec des blessures: gonflements, plaies, coups de corne, ...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s génisses (de la naissance au 1er vêl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s vach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nouvellement du troupeau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Montant des frais vétérinaires / vache présente (hors conseil)</text:p>
          </table:table-cell>
          <table:table-cell office:value-type="float" office:value="2">
            <text:p>2</text:p>
          </table:table-cell>
          <table:table-cell office:value-type="string">
            <text:p>eur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génisses à la première insémination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e au premier vêlage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tervalle vêlage - première IA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3 inséminations ou plu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A fécondantes par vache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VV moyen du troupeau (hors lactation longues choisies)</text:p>
          </table:table-cell>
          <table:table-cell office:value-type="float" office:value="4">
            <text:p>4</text:p>
          </table:table-cell>
          <table:table-cell office:value-type="string">
            <text:p>jour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un problème de non-délivranc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êlage avec assistance (vêleuse, césarienne)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une infection utérine après vêl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vortements pendant les 3 derniers mois.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fait des fièvres de lait (fièvre vitulair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eu un déplacement de caillet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yant eu une cétose soigné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B &gt; 45 ou &lt; 30 ( ! particularités raciale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étanies d'herb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% de vaches avec TBi - TPi &lt; 3g/kg et TBi faible &lt;35g/kg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vaches avec bouses anormales (liquides, mousse, claires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urée du lait &gt; 350 mg/l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yenne des comptages annuel en cellules somatiques</text:p>
          </table:table-cell>
          <table:table-cell office:value-type="float" office:value="4">
            <text:p>4</text:p>
          </table:table-cell>
          <table:table-cell office:value-type="string">
            <text:p>cell./m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1">
            <text:p>2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équence annuelle de mammites cli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uvelles infections en période sèch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3">
            <text:p>2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ections mammaires en début de lactation sur les primipa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4">
            <text:p>2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staphylocoques dans le lai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5">
            <text:p>2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urant les premières 24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6">
            <text:p>2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talité de 1 jour de vie jusqu'au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7">
            <text:p>2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rbidité (% de veaux traités et guéris parmi les veaux élevé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des infections ombilicales (gros nombril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problèmes digestifs (diarrhée, coccidios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0">
            <text:p>2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eaux avec problèm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1">
            <text:p>20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aisse de la production laitièr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2">
            <text:p>20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Hétérogénéité de croissance sur les jeunes après 8 mois d'âge</text:p>
          </table:table-cell>
          <table:table-cell office:value-type="float" office:value="4">
            <text:p>4</text:p>
          </table:table-cell>
          <table:table-cell office:value-type="string">
            <text:p>g/jou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3">
            <text:p>20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ombre de vaches avec une NEC &lt; ou = à 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4">
            <text:p>20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as de reprise d'état en fin de lactation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arrhées sur jeunes et adult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6">
            <text:p>204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ils piqués et ternes, robe déstructuré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oux estivale ou automnal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ssoufflement lors de l'effor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pâturage cumulé avant premier vêlage (en mois)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Oedème sous glossien (signe de la bouteille)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1">
            <text:p>2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s foies ont-ils été saisis à l'abattag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2">
            <text:p>205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Vaches maigres à poils piqué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Diarrhées sur les animaux adultes (hors causes alimentaires)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avec des zones de dépilation, de grattage ?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Vaches boitant sévèrement selon le score de locomo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6">
            <text:p>2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formes pour problèmes de patte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nimaux traités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8">
            <text:p>20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Vaches avec des sabots allongés dans le troupeau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salmonelles dans le lait</text:p>
          </table:table-cell>
          <table:table-cell office:value-type="float" office:value="4">
            <text:p>4</text:p>
          </table:table-cell>
          <table:table-cell office:value-type="string">
            <text:p>ca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0">
            <text:p>20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listeria dans le lait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olibacilles dans le lai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-insémination dans les 60 jours suivant une insémin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1">
            <text:p>3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tat de propreté des animaux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2">
            <text:p>3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3">
            <text:p>3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chèv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4">
            <text:p>3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tteinte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tteintes de troubles digestifs ?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6">
            <text:p>3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 (par rapport au poids moyen adulte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7">
            <text:p>3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8">
            <text:p>3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chevrettes à la première mise à la reproduction</text:p>
          </table:table-cell>
          <table:table-cell office:value-type="float" office:value="4">
            <text:p>4</text:p>
          </table:table-cell>
          <table:table-cell office:value-type="string">
            <text:p>kg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0">
            <text:p>3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yant mis-bas en 2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-délivrance après mise ba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2">
            <text:p>3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mises bas diffici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3">
            <text:p>3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vortements (+ de 3 en 1 semaine ou + de 4 % au total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4">
            <text:p>3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térotoxémies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5">
            <text:p>3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xémies de gestation, cétos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6">
            <text:p>3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cidose ruminal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7">
            <text:p>3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calos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8">
            <text:p>3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rolithiase (gravelle) du bouc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19">
            <text:p>3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ncentration en Cellules Somatiques du lait de Tank</text:p>
          </table:table-cell>
          <table:table-cell office:value-type="float" office:value="4">
            <text:p>4</text:p>
          </table:table-cell>
          <table:table-cell office:value-type="string">
            <text:p>cell./m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0">
            <text:p>3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salmonell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1">
            <text:p>3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listeria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2">
            <text:p>3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e staphylocoques &gt; seuil réglemen.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infectées incurab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4">
            <text:p>3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vec déséquilibres mammaires importants (largeur 3 doigt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as de mammites cliniques pendant le 1er mo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6">
            <text:p>3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centage de chèvres avec abcè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7">
            <text:p>3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urant les premières 24h (hors avortement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8">
            <text:p>3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nouvellement : Taux de mortalité chez les chevrett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29">
            <text:p>3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avant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0">
            <text:p>3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arrhées néonatales les 2 premières semain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1">
            <text:p>3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nfection du nombril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2">
            <text:p>3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cas d'arthrite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3">
            <text:p>3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oblèm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4">
            <text:p>3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des chevrettes au sevrag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5">
            <text:p>3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ge des chevrettes au sevrag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6">
            <text:p>3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ryptospor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7">
            <text:p>3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occ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8">
            <text:p>3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ésultats de coproscopies</text:p>
          </table:table-cell>
          <table:table-cell office:value-type="float" office:value="4">
            <text:p>4</text:p>
          </table:table-cell>
          <table:table-cell office:value-type="string">
            <text:p>op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39">
            <text:p>3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ongles gastro-intestinaux : symptôm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0">
            <text:p>3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rongles respiratoires : symptôm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1">
            <text:p>3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 systématique contre les strongles digestif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Échec fréquent des traitement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3">
            <text:p>3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chèvres avec muqueuses pa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4">
            <text:p>3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mphistomes à l'autopsi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5">
            <text:p>3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ectoparasites au pâturage (tiques, mouches ...)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aitements ectoparasites en stabulation (poux, gales, teignes,puce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nglons déformés ou sabots allongés (ski) fréquent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8">
            <text:p>3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'arthrites / gros genoux (chèvr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49">
            <text:p>3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 transformation : présence dEscherichia coli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lésions cutanées (ectoparasit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051">
            <text:p>3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kératites (mouches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ogénéité et 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1">
            <text:p>4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animaux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3">
            <text:p>4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4">
            <text:p>4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respiratoires chro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digestifs ? (propreté arrière train, diarrhée, ballonnement, etc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6">
            <text:p>4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7">
            <text:p>4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 ou stéréotypies (peur, tics, pica,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8">
            <text:p>4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 (convulsion, pousser au mur, perte déquilibre, coma,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infertilité des antenaises et agnelles : vides / mises à la reproduc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0">
            <text:p>40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mises-bas en 1 moi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1">
            <text:p>4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infertilité en fonction de la période et de la durée de la lut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2">
            <text:p>4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(dans les 15 jours avant la mise bas prévue)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avortement tardif des antenais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4">
            <text:p>4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Y-a-til eu plus de 3 avortements en une semaine à la dernière mise-ba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5">
            <text:p>4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oxémie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6">
            <text:p>4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prolapsus vaginal en fin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7">
            <text:p>4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eu un agnelage diffici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8">
            <text:p>4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prolificité</text:p>
          </table:table-cell>
          <table:table-cell office:value-type="float" office:value="1">
            <text:p>1</text:p>
          </table:table-cell>
          <table:table-cell office:value-type="string">
            <text:p>Par rapport à la moyenne raci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19">
            <text:p>4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mise bas d'un lot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réformées pour cause de mammite et/ou perte d'un quartier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1">
            <text:p>4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mamelle durant la phase d'allait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2">
            <text:p>4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de faible poids à la naissance (&lt; 2kg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3">
            <text:p>4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naissance-vente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4">
            <text:p>4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inatalité mort-né et dans les premières 48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5">
            <text:p>4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48 heures à 10 jours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6">
            <text:p>4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10 jours au sevrage-commercialisation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7">
            <text:p>4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entre le sevrage et la première mise bas des agnel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8">
            <text:p>4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n'ayant pas tété 2h après la naissanc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29">
            <text:p>4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agneaux faibles qui ne se lèvent pas au bout de 20 minutes enviro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"agneau baveur" (0-5 jour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1">
            <text:p>4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du cordon (gros cordon, nombril humid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2">
            <text:p>4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cthyma sév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3">
            <text:p>4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vant 3 semain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5">
            <text:p>4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de 3 semaines au sevr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6">
            <text:p>40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près sevrage en bergeri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7">
            <text:p>4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près sevrage à lherb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8">
            <text:p>4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39">
            <text:p>4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saisie à l'abattoir en lien avec des problèmes respiratoires (côtelette) pleurésie (si information disponibl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0">
            <text:p>4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arthri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raid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2">
            <text:p>4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ntérotoxémie de 2 semaines à la ven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3">
            <text:p>4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ballonnement / météoris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4">
            <text:p>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5">
            <text:p>4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lles atteintes de diarrhée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6">
            <text:p>4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dû à la ga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7">
            <text:p>4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(hors gales...) et de la toison :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8">
            <text:p>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brebis avec indice FAMACHA &gt;3 (rose pâle, blanc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49">
            <text:p>4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des parasites gastro-intestinaux (amaigrissement, anémie, copro &gt; 1000,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0">
            <text:p>4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a grande douve + paramphistome (symptômes, sérologie pour GD, copro pour P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1">
            <text:p>4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a petite douv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2">
            <text:p>4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ignes dinfestation par les strongles pulmonai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3">
            <text:p>4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ases - Oest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4">
            <text:p>4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traitées individuellement pour boiter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5">
            <text:p>4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ollectifs /an</text:p>
          </table:table-cell>
          <table:table-cell office:value-type="float" office:value="4">
            <text:p>4</text:p>
          </table:table-cell>
          <table:table-cell office:value-type="string">
            <text:p>traitements/lot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6">
            <text:p>4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boitant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057">
            <text:p>4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ntervention curative sur les onglons (soins, parage curatif, pédiluve)</text:p>
          </table:table-cell>
          <table:table-cell office:value-type="float" office:value="4">
            <text:p>4</text:p>
          </table:table-cell>
          <table:table-cell office:value-type="string">
            <text:p>intervention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Homogénéité et état corporel du lot ou du troupeau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1">
            <text:p>5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tat de propreté des animaux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2">
            <text:p>50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réform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3">
            <text:p>5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s breb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4">
            <text:p>50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respiratoires (atteinte chronique ou épidémiq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5">
            <text:p>50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roubles digestifs ? (propreté arrière train, diarrhée, ballonnement, etc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6">
            <text:p>50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ids moyen du lot à 8 mois 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7">
            <text:p>5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à comportements sociaux anormaux ou stéréotypi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8">
            <text:p>50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nimaux présentant des troubles nerveux (hors biberon et sevrag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09">
            <text:p>50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infertilité des antenaises et agnelles : % vides / total en repro (sur 2 mois de lutt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1">
            <text:p>50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'infertilité en fonction de la période et de la durée de la lutte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2">
            <text:p>50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adultes (dans les 15 jours avant la mise bas prév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3">
            <text:p>5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'avortement tardif agnelles (dans les 15 jours avant la mise bas prévu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4">
            <text:p>5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toxémie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5">
            <text:p>50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tteintes de prolapsus vaginal en fin de gest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6">
            <text:p>50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eu un agnelage difficil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7">
            <text:p>5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prolificité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8">
            <text:p>5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urée de mise bas d'un lot</text:p>
          </table:table-cell>
          <table:table-cell office:value-type="float" office:value="4">
            <text:p>4</text:p>
          </table:table-cell>
          <table:table-cell office:value-type="string">
            <text:p>moi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19">
            <text:p>5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mmites cliniqu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mmites subcliniques, concentration cellulaire du tank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1">
            <text:p>50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rmes Listéria, salmonelle, E.coli et STEC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2">
            <text:p>50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utyriqu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3">
            <text:p>5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seudomona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4">
            <text:p>50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de faible poids à la naissance (&lt; 2kg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5">
            <text:p>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naissance-vente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6">
            <text:p>50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inatalité mort-né et dans les premières 48h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7">
            <text:p>50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48 heures à 10 jours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8">
            <text:p>50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de 10 jours au sevrage-commercialisation (parmi les agneaux nés totaux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29">
            <text:p>50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aux de mortalité (hors prédation) entre le sevrage et la première mise bas des agnell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0">
            <text:p>50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n'ayant pas tété 2h après la naissance (faiblesse, bouche froide, dos rond, bêlement de l'agneau, mamelle tendue, agneau creux...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1">
            <text:p>50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'agneaux faibles qui ne se lèvent pas au bout de 20 minutes environ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2">
            <text:p>5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"agneau baveur" (0-5 jours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3">
            <text:p>50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du cordon (gros cordon, nombril humid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4">
            <text:p>50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cthyma sévèr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avant 1 moi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entre 1 mois et le sev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8">
            <text:p>5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(après sevrage) en bergeri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39">
            <text:p>5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diarrhée (après sevrage) à lherb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respiratoires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1">
            <text:p>50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saisie à l'abattoir en lien avec des problèmes respiratoires (côtelette) pleurésie (si information disponible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2">
            <text:p>50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arthri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3">
            <text:p>5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raid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4">
            <text:p>5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locomoteurs dorigine accidentel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5">
            <text:p>5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'enterotoxémie de 2 semaines à la vent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6">
            <text:p>50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ballonnement / météorisation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7">
            <text:p>5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aux atteints de troubles nerveux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8">
            <text:p>5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'agnelles atteintes de diarrhées au pâturag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49">
            <text:p>5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dû à la gal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0">
            <text:p>5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yant des lésions de la peau (hors gales...) et de la toison :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1">
            <text:p>5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avec indice FAMACHA &gt;3 (rose pâle, blanc)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2">
            <text:p>5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gastro-intestinal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3">
            <text:p>50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a Grande Douve (+ paramphistome)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4">
            <text:p>50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a Petite Douv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5">
            <text:p>50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parasitisme par les strongles pulmonair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6">
            <text:p>5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résence de Coccidiose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7">
            <text:p>5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ases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59">
            <text:p>50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traitées individuellement pour boiteries 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e traitements collectifs /an</text:p>
          </table:table-cell>
          <table:table-cell office:value-type="float" office:value="4">
            <text:p>4</text:p>
          </table:table-cell>
          <table:table-cell office:value-type="string">
            <text:p>nombre de traitement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1">
            <text:p>5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% de brebis boitant sévèrement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2">
            <text:p>5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mbre d'intervention curative sur les onglons (soins, parage curatif, pédiluve) </text:p>
          </table:table-cell>
          <table:table-cell office:value-type="float" office:value="4">
            <text:p>4</text:p>
          </table:table-cell>
          <table:table-cell office:value-type="string">
            <text:p>animaux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064">
            <text:p>50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-délivrance</text:p>
          </table:table-cell>
          <table:table-cell office:value-type="float" office:value="3">
            <text:p>3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08:32:16</meta:creation-date>
  </office:meta>
</office:document-meta>
</file>